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gif" manifest:full-path="Pictures/10000200000000C600000068AF4DBF95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ccffcc" draw:textarea-horizontal-align="justify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2" style:family="graphic" style:parent-style-name="standard" style:list-style-name="L3">
      <style:graphic-properties draw:stroke="none" draw:fill="none" draw:fill-color="#ccffcc" draw:textarea-horizontal-align="left" draw:textarea-vertical-align="top" draw:auto-grow-height="true" draw:auto-grow-width="false" fo:min-height="13.754cm" fo:min-width="0cm" fo:padding-top="0.123cm" fo:padding-bottom="0.123cm" fo:padding-left="0.251cm" fo:padding-right="0.251cm" fo:wrap-option="wrap" draw:shadow="hidden" draw:shadow-color="#5e574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5" style:family="graphic" style:parent-style-name="standard" style:list-style-name="L4">
      <style:graphic-properties draw:stroke="none" draw:fill="none" draw:fill-color="#ccffcc" draw:textarea-horizontal-align="left" draw:textarea-vertical-align="top" draw:auto-grow-height="true" draw:auto-grow-width="false" fo:min-height="14.815cm" fo:min-width="0cm" fo:padding-top="0.123cm" fo:padding-bottom="0.123cm" fo:padding-left="0.251cm" fo:padding-right="0.251cm" fo:wrap-option="wrap" draw:shadow="hidden" draw:shadow-color="#5e574e"/>
    </style:style>
    <style:style style:name="gr6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12.341cm" fo:min-width="0cm" fo:padding-top="0.123cm" fo:padding-bottom="0.123cm" fo:padding-left="0.251cm" fo:padding-right="0.251cm" fo:wrap-option="wrap" draw:shadow="hidden" draw:shadow-color="#5e574e"/>
    </style:style>
    <style:style style:name="gr7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15cm" fo:min-width="0cm" fo:padding-top="0.123cm" fo:padding-bottom="0.123cm" fo:padding-left="0.251cm" fo:padding-right="0.251cm" fo:wrap-option="wrap" draw:shadow="hidden" draw:shadow-color="#5e574e"/>
    </style:style>
    <style:style style:name="gr8" style:family="graphic" style:parent-style-name="standard">
      <style:graphic-properties draw:stroke="solid" svg:stroke-width="0.018cm" svg:stroke-color="#008000" draw:stroke-linejoin="miter" draw:fill="solid" draw:fill-color="#ccffcc" draw:textarea-horizontal-align="left" draw:textarea-vertical-align="top" draw:auto-grow-height="true" draw:auto-grow-width="false" fo:min-height="4.19cm" fo:min-width="0cm" fo:padding-top="0.128cm" fo:padding-bottom="0.128cm" fo:padding-left="0.256cm" fo:padding-right="0.256cm" fo:wrap-option="wrap" draw:shadow="hidden" draw:shadow-color="#5e574e"/>
    </style:style>
    <style:style style:name="gr9" style:family="graphic" style:parent-style-name="standard">
      <style:graphic-properties draw:stroke="solid" svg:stroke-width="0.018cm" svg:stroke-color="#008000" draw:stroke-linejoin="miter" draw:fill="solid" draw:fill-color="#ccffcc" draw:textarea-horizontal-align="left" draw:textarea-vertical-align="top" draw:auto-grow-height="false" fo:padding-top="0.128cm" fo:padding-bottom="0.128cm" fo:padding-left="0.256cm" fo:padding-right="0.256cm" fo:wrap-option="wrap" draw:shadow="hidden" draw:shadow-color="#5e574e"/>
    </style:style>
    <style:style style:name="gr10" style:family="graphic" style:parent-style-name="standard">
      <style:graphic-properties draw:stroke="none" draw:fill="none" draw:fill-color="#ccffcc" draw:textarea-horizontal-align="left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11" style:family="graphic" style:parent-style-name="standard">
      <style:graphic-properties draw:stroke="solid" svg:stroke-width="0.018cm" svg:stroke-color="#008000" draw:stroke-linejoin="miter" draw:fill="solid" draw:fill-color="#ccffcc" draw:textarea-horizontal-align="left" draw:textarea-vertical-align="top" draw:auto-grow-height="true" draw:auto-grow-width="false" fo:min-height="7.332cm" fo:min-width="0cm" fo:padding-top="0.128cm" fo:padding-bottom="0.128cm" fo:padding-left="0.256cm" fo:padding-right="0.256cm" fo:wrap-option="wrap" draw:shadow="hidden" draw:shadow-color="#5e574e"/>
    </style:style>
    <style:style style:name="gr12" style:family="graphic" style:parent-style-name="standard" style:list-style-name="L4">
      <style:graphic-properties draw:stroke="none" draw:fill="none" draw:fill-color="#ccffcc" draw:textarea-horizontal-align="left" draw:textarea-vertical-align="top" draw:auto-grow-height="true" draw:auto-grow-width="false" fo:min-height="15.679cm" fo:min-width="0cm" fo:padding-top="0.123cm" fo:padding-bottom="0.123cm" fo:padding-left="0.251cm" fo:padding-right="0.251cm" fo:wrap-option="wrap" draw:shadow="hidden" draw:shadow-color="#5e574e"/>
    </style:style>
    <style:style style:name="gr13" style:family="graphic" style:parent-style-name="standard" style:list-style-name="L4">
      <style:graphic-properties draw:stroke="none" draw:fill="none" draw:fill-color="#ccffcc" draw:textarea-horizontal-align="left" draw:textarea-vertical-align="top" draw:auto-grow-height="true" draw:auto-grow-width="false" fo:min-height="15.084cm" fo:min-width="0cm" fo:padding-top="0.123cm" fo:padding-bottom="0.123cm" fo:padding-left="0.251cm" fo:padding-right="0.251cm" fo:wrap-option="wrap" draw:shadow="hidden" draw:shadow-color="#5e574e"/>
    </style:style>
    <style:style style:name="gr14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12.733cm" fo:min-width="0cm" fo:padding-top="0.123cm" fo:padding-bottom="0.123cm" fo:padding-left="0.251cm" fo:padding-right="0.251cm" fo:wrap-option="wrap" draw:shadow="hidden" draw:shadow-color="#5e574e"/>
    </style:style>
    <style:style style:name="pr1" style:family="presentation" style:parent-style-name="_34_16-notes">
      <style:graphic-properties draw:stroke="none" draw:fill="none" draw:fill-color="#00cc99" draw:auto-grow-height="true" fo:min-height="11.988cm" draw:shadow="hidden"/>
    </style:style>
    <style:style style:name="pr2" style:family="presentation" style:parent-style-name="_34_16-title">
      <style:graphic-properties draw:stroke="none" draw:fill="none" draw:fill-color="#ccffcc" draw:textarea-horizontal-align="justify" draw:textarea-vertical-align="middle" draw:auto-grow-height="true" draw:auto-grow-width="false" fo:min-height="2.472cm" fo:min-width="0cm" fo:padding-top="0.123cm" fo:padding-bottom="0.123cm" fo:padding-left="0.251cm" fo:padding-right="0.251cm" fo:wrap-option="wrap" draw:shadow="hidden" draw:shadow-color="#5e574e"/>
    </style:style>
    <style:style style:name="pr3" style:family="presentation" style:parent-style-name="_34_16-notes">
      <style:graphic-properties draw:stroke="none" draw:fill="none" draw:fill-color="#ffffff" fo:min-height="11.988cm"/>
    </style:style>
    <style:style style:name="pr4" style:family="presentation" style:parent-style-name="_34_16-title">
      <style:graphic-properties draw:fill-color="#ffffff" draw:auto-grow-height="true" fo:min-height="3.181cm"/>
    </style:style>
    <style:style style:name="pr5" style:family="presentation" style:parent-style-name="_34_16-outline1" style:list-style-name="L3">
      <style:graphic-properties draw:fill-color="#ffffff" draw:auto-grow-height="true" fo:min-height="15.5cm"/>
    </style:style>
    <style:style style:name="pr6" style:family="presentation" style:parent-style-name="_34_16-notes">
      <style:graphic-properties draw:fill-color="#ffffff" fo:min-height="11.737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text:enable-numbering="false" fo:margin-left="0cm" fo:margin-right="0cm" fo:line-height="100%" fo:text-align="center" fo:text-indent="0cm" style:writing-mode="lr-tb"/>
      <style:text-properties fo:color="#ffff99" fo:font-family="Utopia" style:font-family-generic="swiss" style:font-pitch="variable" fo:font-size="5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 style:writing-mode="lr-tb"/>
      <style:text-properties fo:font-size="48pt" style:font-size-asian="48pt" style:font-size-complex="48pt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fo:margin-left="0cm" fo:margin-right="0cm" fo:margin-top="0.176cm" fo:margin-bottom="0cm" fo:text-indent="0cm"/>
    </style:style>
    <style:style style:name="P8" style:family="paragraph">
      <style:paragraph-properties text:enable-numbering="true" fo:margin-left="0.72cm" fo:margin-right="0cm" fo:margin-top="0.211cm" fo:margin-bottom="0cm" fo:text-indent="-0.72cm" style:writing-mode="lr-tb"/>
      <style:text-properties fo:font-size="22pt"/>
    </style:style>
    <style:style style:name="P9" style:family="paragraph">
      <style:paragraph-properties fo:margin-left="0cm" fo:margin-right="0cm" fo:text-indent="0cm" style:writing-mode="lr-tb"/>
    </style:style>
    <style:style style:name="P10" style:family="paragraph">
      <style:paragraph-properties fo:margin-left="0cm" fo:margin-right="0cm" fo:margin-top="0.246cm" fo:margin-bottom="0cm" fo:text-indent="0cm"/>
    </style:style>
    <style:style style:name="P11" style:family="paragraph">
      <style:paragraph-properties style:writing-mode="lr-tb"/>
    </style:style>
    <style:style style:name="P12" style:family="paragraph">
      <style:paragraph-properties text:enable-numbering="true" style:writing-mode="lr-tb"/>
    </style:style>
    <style:style style:name="P13" style:family="paragraph">
      <style:paragraph-properties fo:margin-left="0cm" fo:margin-right="0cm" fo:margin-top="0.211cm" fo:margin-bottom="0cm" fo:text-indent="0cm">
        <style:tab-stops>
          <style:tab-stop style:position="3.479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90%" fo:text-indent="0cm"/>
    </style:style>
    <style:style style:name="P15" style:family="paragraph">
      <style:paragraph-properties fo:margin-left="0cm" fo:margin-right="0cm" fo:margin-top="0cm" fo:margin-bottom="0cm" fo:line-height="90%" fo:text-indent="0cm">
        <style:tab-stops>
          <style:tab-stop style:position="0cm"/>
          <style:tab-stop style:position="0.802cm"/>
          <style:tab-stop style:position="1.6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style:writing-mode="lr-tb"/>
      <style:text-properties fo:color="#008000" fo:font-size="18pt" style:font-size-asian="18pt" style:font-size-complex="18pt"/>
    </style:style>
    <style:style style:name="P17" style:family="paragraph">
      <style:paragraph-properties style:writing-mode="lr-tb"/>
      <style:text-properties fo:color="#008000"/>
    </style:style>
    <style:style style:name="P18" style:family="paragraph">
      <style:paragraph-properties fo:margin-left="0cm" fo:margin-right="0cm" fo:margin-top="0.211cm" fo:margin-bottom="0cm" fo:line-height="100%" fo:text-indent="0cm"/>
    </style:style>
    <style:style style:name="P19" style:family="paragraph">
      <style:paragraph-properties style:writing-mode="lr-tb"/>
      <style:text-properties fo:font-family="Utopia" style:font-family-generic="swiss" style:font-pitch="variable"/>
    </style:style>
    <style:style style:name="P20" style:family="paragraph">
      <style:paragraph-properties fo:margin-left="0.72cm" fo:margin-right="0cm" fo:text-indent="-0.72cm"/>
      <style:text-properties fo:font-size="26pt"/>
    </style:style>
    <style:style style:name="P21" style:family="paragraph">
      <style:paragraph-properties text:enable-numbering="false" fo:margin-left="0cm" fo:margin-right="0cm" fo:margin-top="0cm" fo:margin-bottom="0cm" fo:line-height="90%" fo:text-indent="0cm" style:writing-mode="lr-tb"/>
      <style:text-properties fo:color="#008000"/>
    </style:style>
    <style:style style:name="T1" style:family="text">
      <style:text-properties fo:color="#00dcff" fo:font-family="Utopia" style:font-family-generic="swiss" style:font-pitch="variable" fo:font-size="54pt" fo:language="en" fo:country="AU" style:font-family-asian="'Times New Roman'" style:font-pitch-asian="variable" style:font-size-asian="32pt" style:font-family-complex="'Times New Roman'" style:font-pitch-complex="variable" style:font-size-complex="40pt"/>
    </style:style>
    <style:style style:name="T2" style:family="text">
      <style:text-properties fo:color="#ffff99" fo:font-family="Utopia" style:font-family-generic="swiss" style:font-pitch="variable" fo:font-size="28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3" style:family="text">
      <style:text-properties fo:color="#3deb3d" fo:font-family="Utopia" style:font-family-generic="swiss" style:font-pitch="variable" fo:font-size="54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4" style:family="text">
      <style:text-properties fo:color="#3deb3d" fo:font-family="Utopia" style:font-family-generic="swiss" style:font-pitch="variable" fo:font-size="28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5" style:family="text">
      <style:text-properties fo:color="#3deb3d" fo:font-family="Utopia" style:font-family-generic="swiss" style:font-pitch="variable" fo:font-size="22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6" style:family="text">
      <style:text-properties fo:color="#00dcff" fo:font-family="Utopia" style:font-family-generic="swiss" style:font-pitch="variable" fo:font-size="22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7" style:family="text">
      <style:text-properties fo:color="#00dcff" fo:font-family="Utopia" style:font-family-generic="swiss" style:font-pitch="variable" fo:font-size="22pt" fo:language="en" fo:country="AU" fo:font-style="italic" style:font-family-asian="'Times New Roman'" style:font-pitch-asian="variable" style:font-size-asian="32pt" style:font-family-complex="'Times New Roman'" style:font-pitch-complex="variable" style:font-size-complex="32pt"/>
    </style:style>
    <style:style style:name="T8" style:family="text">
      <style:text-properties fo:color="#00dcff" fo:font-family="Utopia" style:font-family-generic="swiss" style:font-pitch="variable" fo:font-size="22pt" fo:language="en" fo:country="AU" fo:font-style="normal" style:font-family-asian="'Times New Roman'" style:font-pitch-asian="variable" style:font-size-asian="32pt" style:font-family-complex="'Times New Roman'" style:font-pitch-complex="variable" style:font-size-complex="32pt"/>
    </style:style>
    <style:style style:name="T9" style:family="text">
      <style:text-properties fo:color="#ffff99" fo:font-family="Utopia" style:font-family-generic="swiss" style:font-pitch="variable" fo:font-size="22pt" fo:language="en" fo:country="AU" style:font-size-asian="40pt" style:font-size-complex="40pt"/>
    </style:style>
    <style:style style:name="T10" style:family="text">
      <style:text-properties fo:font-size="40pt" fo:language="en" fo:country="NZ" style:font-size-asian="40pt" style:font-size-complex="40pt"/>
    </style:style>
    <style:style style:name="T11" style:family="text">
      <style:text-properties fo:font-size="22pt" fo:language="en" fo:country="NZ" style:font-size-asian="24pt" style:font-size-complex="24pt"/>
    </style:style>
    <style:style style:name="T12" style:family="text">
      <style:text-properties fo:font-size="18pt" fo:language="en" fo:country="NZ" style:font-size-asian="20pt" style:font-size-complex="20pt"/>
    </style:style>
    <style:style style:name="T13" style:family="text">
      <style:text-properties fo:font-size="22pt" fo:language="en" fo:country="NZ" style:font-size-asian="22pt" style:font-size-complex="22pt"/>
    </style:style>
    <style:style style:name="T14" style:family="text">
      <style:text-properties fo:language="en" fo:country="US"/>
    </style:style>
    <style:style style:name="T15" style:family="text">
      <style:text-properties fo:font-size="28pt" fo:language="en" fo:country="US" style:font-size-asian="28pt" style:font-size-complex="28pt"/>
    </style:style>
    <style:style style:name="T16" style:family="text">
      <style:text-properties fo:font-size="24pt" fo:language="en" fo:country="US" style:font-size-asian="24pt" style:font-size-complex="24pt"/>
    </style:style>
    <style:style style:name="T17" style:family="text">
      <style:text-properties fo:font-size="24pt" fo:language="en" fo:country="US" fo:font-style="normal" style:font-size-asian="24pt" style:font-size-complex="24pt"/>
    </style:style>
    <style:style style:name="T18" style:family="text">
      <style:text-properties fo:font-size="24pt" fo:language="en" fo:country="US" fo:font-style="italic" style:font-size-asian="24pt" style:font-size-complex="24pt"/>
    </style:style>
    <style:style style:name="T19" style:family="text">
      <style:text-properties fo:font-size="28pt" fo:language="en" fo:country="US" fo:font-style="italic" style:font-size-asian="28pt" style:font-size-complex="28pt"/>
    </style:style>
    <style:style style:name="T20" style:family="text">
      <style:text-properties fo:font-family="Symbol" style:font-pitch="variable" style:font-charset="x-symbol" fo:font-size="32pt" fo:language="en" fo:country="US" fo:font-weight="bold" style:font-size-asian="32pt" style:font-size-complex="32pt"/>
    </style:style>
    <style:style style:name="T21" style:family="text">
      <style:text-properties fo:font-family="Symbol" style:font-style-name="Medium" fo:font-size="28pt" fo:language="en" fo:country="US" style:font-family-asian="Symbol" style:font-style-name-asian="Medium" style:font-size-asian="28pt" style:font-family-complex="Symbol" style:font-style-name-complex="Medium" style:font-size-complex="28pt"/>
    </style:style>
    <style:style style:name="T22" style:family="text">
      <style:text-properties fo:font-size="24pt" fo:language="en" fo:country="US" style:font-size-asian="28pt" style:font-size-complex="28pt"/>
    </style:style>
    <style:style style:name="T23" style:family="text">
      <style:text-properties fo:color="#008000" fo:font-family="'Courier New'" style:font-pitch="variable" fo:font-size="18pt" fo:language="en" fo:country="AU" fo:font-weight="bold" style:font-size-asian="18pt" style:font-size-complex="18pt"/>
    </style:style>
    <style:style style:name="T24" style:family="text">
      <style:text-properties fo:color="#008000" fo:font-family="'Courier New'" style:font-pitch="variable" fo:font-size="18pt" fo:language="en" fo:country="AU" fo:font-style="italic" fo:font-weight="bold" style:font-size-asian="18pt" style:font-size-complex="18pt"/>
    </style:style>
    <style:style style:name="T25" style:family="text">
      <style:text-properties fo:color="#008000" fo:font-family="'Courier New'" style:font-pitch="variable" fo:font-size="18pt" fo:language="en" fo:country="US" fo:font-weight="bold" style:font-size-asian="18pt" style:font-size-complex="18pt"/>
    </style:style>
    <style:style style:name="T26" style:family="text">
      <style:text-properties fo:font-family="Utopia" style:font-family-generic="swiss" style:font-pitch="variable" fo:font-size="24pt" fo:language="en" fo:country="US" fo:font-weight="bold" style:font-size-asian="24pt" style:font-size-complex="24pt"/>
    </style:style>
    <style:style style:name="T27" style:family="text">
      <style:text-properties fo:font-size="26pt"/>
    </style:style>
    <style:style style:name="T28" style:family="text">
      <style:text-properties fo:font-size="24pt"/>
    </style:style>
    <style:style style:name="T29" style:family="text">
      <style:text-properties fo:font-size="24pt" fo:font-style="italic"/>
    </style:style>
    <style:style style:name="T30" style:family="text">
      <style:text-properties fo:font-size="24pt" fo:font-style="normal"/>
    </style:style>
    <style:style style:name="T31" style:family="text">
      <style:text-properties fo:color="#008000" fo:font-family="Symbol" style:font-style-name="Medium" fo:font-size="18pt" fo:language="en" fo:country="AU" fo:font-weight="bold" style:font-family-asian="Symbol" style:font-style-name-asian="Medium" style:font-size-asian="18pt" style:font-family-complex="Symbol" style:font-style-name-complex="Medium" style:font-size-complex="18pt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fo:font-size="28pt" fo:font-style="italic" style:font-size-asian="28pt" style:font-size-complex="28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size="24pt" fo:font-style="italic" style:font-size-asian="24pt" style:font-size-complex="24pt"/>
    </style:style>
    <style:style style:name="T36" style:family="text">
      <style:text-properties fo:font-size="20pt" fo:language="en" fo:country="US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8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8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8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Arial Black'" style:font-pitch="variable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72cm"/>
        <style:text-properties fo:font-family="StarSymbol" style:font-charset="x-symbol" fo:color="#008000" fo:font-size="40%"/>
      </text:list-level-style-bullet>
      <text:list-level-style-bullet text:level="2" text:bullet-char="">
        <style:list-level-properties text:space-before="1.587cm" text:min-label-width="0.77cm"/>
        <style:text-properties fo:font-family="Symbol" style:font-style-name="Medium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8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8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8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8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8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8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8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8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8cm"/>
        <style:text-properties fo:font-family="StarSymbol" style:font-charset="x-symbol" fo:color="#008000" fo:font-size="45%"/>
      </text:list-level-style-bullet>
    </text:list-style>
  </office:automatic-styles>
  <office:body>
    <office:presentation>
      <presentation:footer-decl presentation:name="ftr1">Data Mining: Practical Machine Learning Tools and Techniques (Chapter 8)</presentation:footer-decl>
      <presentation:date-time-decl presentation:name="dtd1" presentation:source="current-date" style:data-style-name="D3"/>
      <draw:page draw:name="page1" draw:style-name="dp1" draw:master-page-name="_34_16" presentation:presentation-page-layout-name="AL1T0" presentation:use-footer-name="ftr1" presentation:use-date-time-name="dtd1">
        <draw:custom-shape draw:style-name="gr1" draw:text-style-name="P2" draw:layer="layout" svg:width="25.4cm" svg:height="2.248cm" svg:x="-0.001cm" svg:y="2.75cm">
          <text:p text:style-name="P1"><text:span text:style-name="T1"/></text:p>
          <text:p text:style-name="P1"><text:span text:style-name="T2"/></text:p>
          <text:p text:style-name="P1"><text:span text:style-name="T3">Data Mining</text:span></text:p>
          <text:p text:style-name="P1"><text:span text:style-name="T4">Practical Machine Learning Tools and Techniques</text:span></text:p>
          <text:p text:style-name="P1"><text:span text:style-name="T5"/></text:p>
          <text:p text:style-name="P1"><text:span text:style-name="T6">Slides for Chapter 8 of </text:span><text:span text:style-name="T7">Data Mining</text:span><text:span text:style-name="T8"> by I. H. Witten, E. Frank and</text:span></text:p>
          <text:p text:style-name="P1"><text:span text:style-name="T8">M. A. Hall</text:span><text:span text:style-name="T9"> </text:span></text:p>
          <text:p text:style-name="P1"><text:span text:style-name="T9"/></text:p>
          <text:p text:style-name="P1"><text:span text:style-name="T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17cm" svg:height="9.988cm" svg:x="3.482cm" svg:y="1.996cm" draw:page-number="1"/>
          <draw:frame presentation:style-name="pr1" draw:text-style-name="P3" draw:layer="layout" svg:width="16.231cm" svg:height="11.988cm" svg:x="2.027cm" svg:y="12.652cm" presentation:class="notes" presentation:placeholder="true" presentation:user-transformed="true">
            <draw:text-box/>
          </draw:frame>
        </presentation:notes>
      </draw:page>
      <draw:page draw:name="Engineering the input and output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0">Ensemble learning</text:span></text:p>
          </draw:text-box>
        </draw:frame>
        <draw:frame draw:style-name="gr2" draw:text-style-name="P8" draw:layer="layout" svg:width="25.3cm" svg:height="14cm" svg:x="0.1cm" svg:y="3cm">
          <draw:text-box>
            <text:list text:style-name="L3">
              <text:list-item>
                <text:p text:style-name="P6"><text:span text:style-name="T11">8.1 Combining multiple models</text:span></text:p>
                <text:list>
                  <text:list-item>
                    <text:p text:style-name="P6"><text:span text:style-name="T12">The basic idea</text:span></text:p>
                  </text:list-item>
                </text:list>
              </text:list-item>
              <text:list-item>
                <text:p text:style-name="P6"><text:span text:style-name="T11">8.2 Bagging</text:span></text:p>
                <text:list>
                  <text:list-item>
                    <text:p text:style-name="P7"><text:span text:style-name="T12">Bias-variance decomposition, bagging with costs</text:span></text:p>
                  </text:list-item>
                </text:list>
              </text:list-item>
              <text:list-item>
                <text:p text:style-name="P6"><text:span text:style-name="T11">8.4 Boosting</text:span></text:p>
                <text:list>
                  <text:list-item>
                    <text:p text:style-name="P7"><text:span text:style-name="T12">AdaBoost, the power of boosting</text:span></text:p>
                  </text:list-item>
                </text:list>
              </text:list-item>
              <text:list-item>
                <text:p text:style-name="P7"><text:span text:style-name="T13">8.7 Stacking</text:span></text:p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2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“Meta” learning schemes" draw:style-name="dp3" draw:master-page-name="_34_16" presentation:presentation-page-layout-name="AL2T1" presentation:use-footer-name="ftr1" presentation:use-date-time-name="dtd1">
        <draw:frame presentation:style-name="pr2" draw:text-style-name="P9" draw:layer="layout" svg:width="20.955cm" svg:height="2.718cm" svg:x="5cm" svg:y="-0.218cm" presentation:class="title" presentation:user-transformed="true">
          <draw:text-box>
            <text:p text:style-name="P4"><text:span text:style-name="T14">Combining multiple models</text:span></text:p>
          </draw:text-box>
        </draw:frame>
        <draw:frame draw:style-name="gr4" draw:text-style-name="P11" draw:layer="layout" svg:width="20.955cm" svg:height="11.431cm" svg:x="2.539cm" svg:y="3.175cm">
          <draw:text-box>
            <text:list text:style-name="L3">
              <text:list-item>
                <text:p text:style-name="P10"><text:span text:style-name="T15">Basic idea:</text:span><text:span text:style-name="T15"><text:line-break/></text:span><text:span text:style-name="T15">build different “experts”, let them vote</text:span></text:p>
              </text:list-item>
              <text:list-item>
                <text:p text:style-name="P10"><text:span text:style-name="T15">Advantage:</text:span></text:p>
                <text:list>
                  <text:list-item>
                    <text:p text:style-name="P6"><text:span text:style-name="T16">often improves predictive performance</text:span></text:p>
                  </text:list-item>
                </text:list>
              </text:list-item>
              <text:list-item>
                <text:p text:style-name="P10"><text:span text:style-name="T15">Disadvantage:</text:span></text:p>
                <text:list>
                  <text:list-item>
                    <text:p text:style-name="P6"><text:span text:style-name="T16">usually produces output that is very hard to analyze</text:span></text:p>
                  </text:list-item>
                  <text:list-item>
                    <text:p text:style-name="P10"><text:span text:style-name="T17">but: there are approaches that aim to produce a single comprehensible structur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3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Bagging" draw:style-name="dp3" draw:master-page-name="_34_16" presentation:presentation-page-layout-name="AL2T1" presentation:use-footer-name="ftr1" presentation:use-date-time-name="dtd1">
        <draw:frame presentation:style-name="pr2" draw:text-style-name="P9" draw:layer="layout" svg:width="20.955cm" svg:height="2.718cm" svg:x="5cm" svg:y="-0.218cm" presentation:class="title" presentation:user-transformed="true">
          <draw:text-box>
            <text:p text:style-name="P4"><text:span text:style-name="T14">Bagging</text:span></text:p>
          </draw:text-box>
        </draw:frame>
        <draw:frame draw:style-name="gr5" draw:text-style-name="P12" draw:layer="layout" svg:width="20.955cm" svg:height="15.061cm" svg:x="2.473cm" svg:y="2.862cm">
          <draw:text-box>
            <text:list text:style-name="L4">
              <text:list-item>
                <text:p text:style-name="P10"><text:span text:style-name="T15">Combining predictions by voting/averaging</text:span></text:p>
                <text:list>
                  <text:list-item>
                    <text:p text:style-name="P6"><text:span text:style-name="T16">Simplest way</text:span></text:p>
                  </text:list-item>
                  <text:list-item>
                    <text:p text:style-name="P6"><text:span text:style-name="T16">Each model receives equal weight</text:span></text:p>
                  </text:list-item>
                </text:list>
              </text:list-item>
              <text:list-item>
                <text:p text:style-name="P10"><text:span text:style-name="T15">“</text:span><text:span text:style-name="T15">Idealized” version:</text:span></text:p>
                <text:list>
                  <text:list-item>
                    <text:p text:style-name="P6"><text:span text:style-name="T16">Sample several training sets of size </text:span><text:span text:style-name="T18">n</text:span><text:span text:style-name="T18"><text:line-break/></text:span><text:span text:style-name="T16">(instead of just having one training set of size </text:span><text:span text:style-name="T18">n</text:span><text:span text:style-name="T16">)</text:span></text:p>
                  </text:list-item>
                  <text:list-item>
                    <text:p text:style-name="P6"><text:span text:style-name="T16">Build a classifier for each training set</text:span></text:p>
                  </text:list-item>
                  <text:list-item>
                    <text:p text:style-name="P6"><text:span text:style-name="T16">Combine the classifiers’ predictions</text:span></text:p>
                  </text:list-item>
                </text:list>
              </text:list-item>
              <text:list-item>
                <text:p text:style-name="P10"><text:span text:style-name="T15">Learning scheme is </text:span><text:span text:style-name="T19">unstable</text:span><text:span text:style-name="T15"> </text:span><text:span text:style-name="T20"></text:span><text:span text:style-name="T15"> </text:span><text:span text:style-name="T15"><text:line-break/></text:span><text:span text:style-name="T15">almost always improves performance </text:span></text:p>
                <text:list>
                  <text:list-item>
                    <text:p text:style-name="P6"><text:span text:style-name="T16">Small change in training data can make big change in model (e.g. decision trees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4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Bias-variance decomposition" draw:style-name="dp3" draw:master-page-name="_34_16" presentation:presentation-page-layout-name="AL2T1" presentation:use-footer-name="ftr1" presentation:use-date-time-name="dtd1">
        <draw:frame presentation:style-name="pr2" draw:text-style-name="P9" draw:layer="layout" svg:width="20.955cm" svg:height="2.718cm" svg:x="5cm" svg:y="-0.218cm" presentation:class="title" presentation:user-transformed="true">
          <draw:text-box>
            <text:p text:style-name="P4"><text:span text:style-name="T14">Bias-variance decomposition</text:span></text:p>
          </draw:text-box>
        </draw:frame>
        <draw:frame draw:style-name="gr6" draw:text-style-name="P11" draw:layer="layout" svg:width="20.955cm" svg:height="12.587cm" svg:x="2.539cm" svg:y="4.41cm">
          <draw:text-box>
            <text:list text:style-name="L3">
              <text:list-item>
                <text:p text:style-name="P10"><text:span text:style-name="T15">Used to analyze how much selection of any </text:span><text:span text:style-name="T19">specific</text:span><text:span text:style-name="T15"> training set affects performance</text:span></text:p>
              </text:list-item>
              <text:list-item>
                <text:p text:style-name="P10"><text:span text:style-name="T15">Assume infinitely many classifiers,</text:span><text:span text:style-name="T15"><text:line-break/></text:span><text:span text:style-name="T15">built from different training sets of size </text:span><text:span text:style-name="T19">n</text:span></text:p>
              </text:list-item>
              <text:list-item>
                <text:p text:style-name="P10"><text:span text:style-name="T15">For any learning scheme,</text:span></text:p>
                <text:list>
                  <text:list-item>
                    <text:p text:style-name="P13"><text:span text:style-name="T18">Bias</text:span><text:span text:style-name="T16"><text:tab/></text:span><text:span text:style-name="T16">=</text:span><text:span text:style-name="T16"><text:tab/></text:span><text:span text:style-name="T16">expected error of the combined</text:span><text:span text:style-name="T16"><text:line-break/></text:span><text:span text:style-name="T16"><text:tab/></text:span><text:span text:style-name="T16"><text:tab/></text:span><text:span text:style-name="T16">classifier on new data</text:span></text:p>
                  </text:list-item>
                  <text:list-item>
                    <text:p text:style-name="P13"><text:span text:style-name="T18">Variance</text:span><text:span text:style-name="T16"><text:tab/></text:span><text:span text:style-name="T16">=</text:span><text:span text:style-name="T16"><text:tab/></text:span><text:span text:style-name="T16">expected error due to the</text:span><text:span text:style-name="T16"><text:line-break/></text:span><text:span text:style-name="T16"><text:tab/></text:span><text:span text:style-name="T16"><text:tab/></text:span><text:span text:style-name="T16">particular training set used</text:span></text:p>
                  </text:list-item>
                </text:list>
              </text:list-item>
              <text:list-item>
                <text:p text:style-name="P10"><text:span text:style-name="T15">Total expected error </text:span><text:span text:style-name="T21"></text:span><text:span text:style-name="T15"> bias + variance </text:span></text:p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5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ore on bagging" draw:style-name="dp3" draw:master-page-name="_34_16" presentation:presentation-page-layout-name="AL2T1" presentation:use-footer-name="ftr1" presentation:use-date-time-name="dtd1">
        <draw:frame presentation:style-name="pr2" draw:text-style-name="P9" draw:layer="layout" svg:width="20.955cm" svg:height="2.718cm" svg:x="5cm" svg:y="-0.218cm" presentation:class="title" presentation:user-transformed="true">
          <draw:text-box>
            <text:p text:style-name="P4"><text:span text:style-name="T14">More on bagging</text:span></text:p>
          </draw:text-box>
        </draw:frame>
        <draw:frame draw:style-name="gr7" draw:text-style-name="P11" draw:layer="layout" svg:width="24cm" svg:height="15.246cm" svg:x="1cm" svg:y="3cm">
          <draw:text-box>
            <text:list text:style-name="L3">
              <text:list-item>
                <text:p text:style-name="P10"><text:span text:style-name="T15">Bagging works because it reduces </text:span><text:span text:style-name="T19">variance</text:span><text:span text:style-name="T15"> by voting/averaging </text:span></text:p>
                <text:list>
                  <text:list-item>
                    <text:p text:style-name="P6"><text:span text:style-name="T16">Note: in some pathological hypothetical situations the overall error might increase</text:span></text:p>
                  </text:list-item>
                  <text:list-item>
                    <text:p text:style-name="P6"><text:span text:style-name="T16">Usually, the more classifiers the better</text:span></text:p>
                  </text:list-item>
                </text:list>
              </text:list-item>
              <text:list-item>
                <text:p text:style-name="P10"><text:span text:style-name="T15">Problem: we only have one dataset!</text:span></text:p>
              </text:list-item>
              <text:list-item>
                <text:p text:style-name="P10"><text:span text:style-name="T15">Solution: generate new ones of size </text:span><text:span text:style-name="T19">n</text:span><text:span text:style-name="T15"> by sampling from it </text:span><text:span text:style-name="T19">with replacement</text:span><text:span text:style-name="T15"> </text:span></text:p>
              </text:list-item>
              <text:list-item>
                <text:p text:style-name="P10"><text:span text:style-name="T15">Can help a lot if data is noisy</text:span></text:p>
              </text:list-item>
              <text:list-item>
                <text:p text:style-name="P10"><text:span text:style-name="T15">Can also be applied to numeric prediction</text:span></text:p>
                <text:list>
                  <text:list-item>
                    <text:p text:style-name="P10"><text:span text:style-name="T22">Aside: bias-variance decomposition originally only known for numeric predict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6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Bagging classifiers" draw:style-name="dp3" draw:master-page-name="_34_16" presentation:presentation-page-layout-name="AL2T1" presentation:use-footer-name="ftr1" presentation:use-date-time-name="dtd1">
        <draw:frame presentation:style-name="pr2" draw:text-style-name="P9" draw:layer="layout" svg:width="20.955cm" svg:height="2.718cm" svg:x="5cm" svg:y="-0.218cm" presentation:class="title" presentation:user-transformed="true">
          <draw:text-box>
            <text:p text:style-name="P4"><text:span text:style-name="T14">Bagging classifiers</text:span></text:p>
          </draw:text-box>
        </draw:frame>
        <draw:frame draw:style-name="gr8" draw:text-style-name="P16" draw:layer="layout" svg:width="21.167cm" svg:height="4.446cm" svg:x="2.327cm" svg:y="4.867cm">
          <draw:text-box>
            <text:p text:style-name="P14"><text:span text:style-name="T23">Let </text:span><text:span text:style-name="T24">n</text:span><text:span text:style-name="T23"> be the number of instances in the training data</text:span></text:p>
            <text:p text:style-name="P14"><text:span text:style-name="T23">For each of </text:span><text:span text:style-name="T24">t</text:span><text:span text:style-name="T23"> iterations:</text:span></text:p>
            <text:p text:style-name="P15"><text:span text:style-name="T23"><text:tab/></text:span><text:span text:style-name="T23">Sample </text:span><text:span text:style-name="T24">n </text:span><text:span text:style-name="T23">instances from training </text:span><text:span text:style-name="T25">set</text:span></text:p>
            <text:p text:style-name="P15"><text:span text:style-name="T25"><text:tab/></text:span><text:span text:style-name="T25"><text:tab/></text:span><text:span text:style-name="T25">(</text:span><text:span text:style-name="T23">with replacement)</text:span></text:p>
            <text:p text:style-name="P15"><text:span text:style-name="T23"><text:tab/></text:span><text:span text:style-name="T23">Apply learning algorithm to the sample</text:span></text:p>
            <text:p text:style-name="P15"><text:span text:style-name="T23"><text:tab/></text:span><text:span text:style-name="T23">Store resulting model</text:span></text:p>
          </draw:text-box>
        </draw:frame>
        <draw:custom-shape draw:style-name="gr9" draw:text-style-name="P17" draw:layer="layout" svg:width="21.167cm" svg:height="2.328cm" svg:x="2.328cm" svg:y="12.277cm">
          <text:p text:style-name="P14"><text:span text:style-name="T23">For each of the </text:span><text:span text:style-name="T24">t </text:span><text:span text:style-name="T23">models:</text:span></text:p>
          <text:p text:style-name="P15"><text:span text:style-name="T23"><text:tab/></text:span><text:span text:style-name="T23">Predict class of instance using model</text:span></text:p>
          <text:p text:style-name="P14"><text:span text:style-name="T23">Return class that is predicted most often</text:span></text:p>
          <draw:enhanced-geometry svg:viewBox="0 0 21600 21600" draw:type="mso-spt202" draw:enhanced-path="M 0 0 L 21600 0 21600 21600 0 21600 0 0 Z N"/>
        </draw:custom-shape>
        <draw:custom-shape draw:style-name="gr10" draw:text-style-name="P19" draw:layer="layout" svg:width="20.109cm" svg:height="1.517cm" svg:x="2.328cm" svg:y="3.598cm">
          <text:p text:style-name="P18"><text:span text:style-name="T26">Model gener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20.109cm" svg:height="1.517cm" svg:x="2.328cm" svg:y="10.971cm">
          <text:p text:style-name="P18"><text:span text:style-name="T26">Classification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3.317cm" svg:height="9.989cm" svg:x="3.483cm" svg:y="1.998cm" draw:page-number="7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_34_16" presentation:presentation-page-layout-name="AL2T1" presentation:use-footer-name="ftr1" presentation:use-date-time-name="dtd1">
        <draw:frame presentation:style-name="pr4" draw:text-style-name="P4" draw:layer="layout" svg:width="21.249cm" svg:height="3.181cm" svg:x="4.456cm" svg:y="-0.5cm" presentation:class="title">
          <draw:text-box>
            <text:p text:style-name="P4">Bagging with costs</text:p>
          </draw:text-box>
        </draw:frame>
        <draw:frame presentation:style-name="pr5" draw:text-style-name="P20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4"><text:span text:style-name="T27">Bagging unpruned decision trees known to produce good probability estimates</text:span></text:p>
                <text:list>
                  <text:list-item>
                    <text:p text:style-name="P4"><text:span text:style-name="T28">Where, instead of voting, the individual classifiers' probability estimates are averaged</text:span></text:p>
                  </text:list-item>
                  <text:list-item>
                    <text:p text:style-name="P4"><text:span text:style-name="T28">Note: this can also improve the success rate</text:span></text:p>
                  </text:list-item>
                </text:list>
              </text:list-item>
              <text:list-item>
                <text:p text:style-name="P4"><text:span text:style-name="T27">Can use this with minimum-expected cost approach for learning problems with costs</text:span></text:p>
              </text:list-item>
              <text:list-item>
                <text:p text:style-name="P4"><text:span text:style-name="T27">Problem: not interpretable</text:span></text:p>
                <text:list>
                  <text:list-item>
                    <text:p text:style-name="P4"><text:span text:style-name="T29">MetaCost </text:span><text:span text:style-name="T30">re-labels training data using bagging with costs and then builds single tre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9cm" svg:height="9.989cm" svg:x="3.485cm" svg:y="2.024cm" draw:page-number="8" presentation:class="page"/>
          <draw:frame presentation:style-name="pr6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Boosting" draw:style-name="dp3" draw:master-page-name="_34_16" presentation:presentation-page-layout-name="AL2T1" presentation:use-footer-name="ftr1" presentation:use-date-time-name="dtd1">
        <draw:frame presentation:style-name="pr2" draw:text-style-name="P9" draw:layer="layout" svg:width="20.955cm" svg:height="2.718cm" svg:x="5.045cm" svg:y="-0.218cm" presentation:class="title" presentation:user-transformed="true">
          <draw:text-box>
            <text:p text:style-name="P4"><text:span text:style-name="T14">Boosting</text:span></text:p>
          </draw:text-box>
        </draw:frame>
        <draw:frame draw:style-name="gr4" draw:text-style-name="P11" draw:layer="layout" svg:width="20.955cm" svg:height="11.431cm" svg:x="2.539cm" svg:y="4.41cm">
          <draw:text-box>
            <text:list text:style-name="L3">
              <text:list-item>
                <text:p text:style-name="P10"><text:span text:style-name="T15">Also uses voting/averaging</text:span></text:p>
              </text:list-item>
              <text:list-item>
                <text:p text:style-name="P10"><text:span text:style-name="T15">Weights models according to performance</text:span></text:p>
              </text:list-item>
              <text:list-item>
                <text:p text:style-name="P10"><text:span text:style-name="T15">Iterative: new models are influenced by performance of previously built ones</text:span></text:p>
                <text:list>
                  <text:list-item>
                    <text:p text:style-name="P6"><text:span text:style-name="T16">Encourage new model to become an “expert” for instances misclassified by earlier models</text:span></text:p>
                  </text:list-item>
                  <text:list-item>
                    <text:p text:style-name="P6"><text:span text:style-name="T16">Intuitive justification: models should be experts that complement each other</text:span></text:p>
                  </text:list-item>
                </text:list>
              </text:list-item>
              <text:list-item>
                <text:p text:style-name="P10"><text:span text:style-name="T15">Several variants</text:span></text:p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9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AdaBoost.M1" draw:style-name="dp3" draw:master-page-name="_34_16" presentation:presentation-page-layout-name="AL2T1" presentation:use-footer-name="ftr1" presentation:use-date-time-name="dtd1">
        <draw:frame presentation:style-name="pr2" draw:text-style-name="P9" draw:layer="layout" svg:width="20.955cm" svg:height="2.718cm" svg:x="5.045cm" svg:y="-0.218cm" presentation:class="title" presentation:user-transformed="true">
          <draw:text-box>
            <text:p text:style-name="P4"><text:span text:style-name="T14">AdaBoost.M1</text:span></text:p>
          </draw:text-box>
        </draw:frame>
        <draw:frame draw:style-name="gr11" draw:text-style-name="P21" draw:layer="layout" svg:width="21.167cm" svg:height="7.588cm" svg:x="2.327cm" svg:y="4.265cm">
          <draw:text-box>
            <text:p text:style-name="P14"><text:span text:style-name="T23">Assign equal weight to each training instance</text:span></text:p>
            <text:p text:style-name="P14"><text:span text:style-name="T23">For </text:span><text:span text:style-name="T24">t</text:span><text:span text:style-name="T23"> iterations:</text:span></text:p>
            <text:p text:style-name="P14"><text:span text:style-name="T23"><text:s text:c="2"/></text:span><text:span text:style-name="T23">Apply learning algorithm to weighted dataset,</text:span></text:p>
            <text:p text:style-name="P15"><text:span text:style-name="T23"><text:tab/></text:span><text:span text:style-name="T23"><text:tab/></text:span><text:span text:style-name="T23">store resulting model</text:span></text:p>
            <text:p text:style-name="P14"><text:span text:style-name="T23"><text:s text:c="2"/></text:span><text:span text:style-name="T23">Compute model’s error </text:span><text:span text:style-name="T24">e</text:span><text:span text:style-name="T23"> on weighted dataset </text:span></text:p>
            <text:p text:style-name="P14"><text:span text:style-name="T23"><text:s text:c="2"/></text:span><text:span text:style-name="T23">If </text:span><text:span text:style-name="T24">e</text:span><text:span text:style-name="T23"> = 0 or </text:span><text:span text:style-name="T24">e</text:span><text:span text:style-name="T23"> </text:span><text:span text:style-name="T31"></text:span><text:span text:style-name="T23"> 0.5:</text:span></text:p>
            <text:p text:style-name="P14"><text:span text:style-name="T23"><text:s text:c="4"/></text:span><text:span text:style-name="T23">Terminate model generation</text:span></text:p>
            <text:p text:style-name="P14"><text:span text:style-name="T23"><text:s text:c="2"/></text:span><text:span text:style-name="T23">For each instance in dataset:</text:span></text:p>
            <text:p text:style-name="P14"><text:span text:style-name="T23"><text:s text:c="4"/></text:span><text:span text:style-name="T23">If classified correctly by model:</text:span></text:p>
            <text:p text:style-name="P14"><text:span text:style-name="T23"><text:s text:c="7"/></text:span><text:span text:style-name="T23">Multiply instance’s weight by </text:span><text:span text:style-name="T24">e</text:span><text:span text:style-name="T23">/(1-</text:span><text:span text:style-name="T24">e</text:span><text:span text:style-name="T23">)</text:span></text:p>
            <text:p text:style-name="P14"><text:span text:style-name="T23"><text:s text:c="2"/></text:span><text:span text:style-name="T23">Normalize weight of all instances</text:span></text:p>
          </draw:text-box>
        </draw:frame>
        <draw:custom-shape draw:style-name="gr10" draw:text-style-name="P19" draw:layer="layout" svg:width="20.109cm" svg:height="1.511cm" svg:x="2.328cm" svg:y="3cm">
          <text:p text:style-name="P18"><text:span text:style-name="T26">Model gener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20.109cm" svg:height="1.511cm" svg:x="2.328cm" svg:y="13.117cm">
          <text:p text:style-name="P18"><text:span text:style-name="T26">Classif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21.167cm" svg:height="3.583cm" svg:x="2.328cm" svg:y="14.417cm">
          <text:p text:style-name="P14"><text:span text:style-name="T23">Assign weight = 0 to all classes</text:span></text:p>
          <text:p text:style-name="P14"><text:span text:style-name="T23">For each of the </text:span><text:span text:style-name="T24">t</text:span><text:span text:style-name="T23"> (or less) models:</text:span></text:p>
          <text:p text:style-name="P15"><text:span text:style-name="T23"><text:tab/></text:span><text:span text:style-name="T23">For the class this model predicts</text:span></text:p>
          <text:p text:style-name="P15"><text:span text:style-name="T23"><text:tab/></text:span><text:span text:style-name="T23"><text:tab/></text:span><text:span text:style-name="T23">add –log </text:span><text:span text:style-name="T24">e</text:span><text:span text:style-name="T23">/(1-</text:span><text:span text:style-name="T24">e</text:span><text:span text:style-name="T23">) to this class’s weight</text:span></text:p>
          <text:p text:style-name="P14"><text:span text:style-name="T23">Return class with highest weight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317cm" svg:height="9.989cm" svg:x="3.483cm" svg:y="1.998cm" draw:page-number="10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ore on boosting" draw:style-name="dp3" draw:master-page-name="_34_16" presentation:presentation-page-layout-name="AL2T1" presentation:use-footer-name="ftr1" presentation:use-date-time-name="dtd1">
        <draw:frame presentation:style-name="pr2" draw:text-style-name="P9" draw:layer="layout" svg:width="20.955cm" svg:height="2.718cm" svg:x="5cm" svg:y="-0.218cm" presentation:class="title" presentation:user-transformed="true">
          <draw:text-box>
            <text:p text:style-name="P4"><text:span text:style-name="T14">More on boosting I</text:span></text:p>
          </draw:text-box>
        </draw:frame>
        <draw:frame draw:style-name="gr12" draw:text-style-name="P12" draw:layer="layout" svg:width="21.378cm" svg:height="15.925cm" svg:x="1.524cm" svg:y="2.293cm">
          <draw:text-box>
            <text:list text:style-name="L4">
              <text:list-item>
                <text:p text:style-name="P10"><text:span text:style-name="T15">Boosting needs weights … but</text:span></text:p>
              </text:list-item>
              <text:list-item>
                <text:p text:style-name="P10"><text:span text:style-name="T15">Can adapt learning algorithm ... or</text:span></text:p>
              </text:list-item>
              <text:list-item>
                <text:p text:style-name="P10"><text:span text:style-name="T15">Can apply boosting </text:span><text:span text:style-name="T19">without</text:span><text:span text:style-name="T15"> weights</text:span></text:p>
                <text:list>
                  <text:list-item>
                    <text:p text:style-name="P6"><text:span text:style-name="T16">resample with probability determined by weights</text:span></text:p>
                  </text:list-item>
                  <text:list-item>
                    <text:p text:style-name="P6"><text:span text:style-name="T16">disadvantage: not all instances are used</text:span></text:p>
                  </text:list-item>
                  <text:list-item>
                    <text:p text:style-name="P6"><text:span text:style-name="T16">advantage: if error &gt; 0.5, can resample again</text:span></text:p>
                  </text:list-item>
                </text:list>
              </text:list-item>
              <text:list-item>
                <text:p text:style-name="P10"><text:span text:style-name="T15">Stems from </text:span><text:span text:style-name="T19">computational learning theory</text:span></text:p>
              </text:list-item>
              <text:list-item>
                <text:p text:style-name="P10"><text:span text:style-name="T15">Theoretical result:</text:span></text:p>
                <text:list>
                  <text:list-item>
                    <text:p text:style-name="P6"><text:span text:style-name="T16">training error decreases exponentially</text:span></text:p>
                  </text:list-item>
                </text:list>
              </text:list-item>
              <text:list-item>
                <text:p text:style-name="P10"><text:span text:style-name="T15">Also:</text:span></text:p>
                <text:list>
                  <text:list-item>
                    <text:p text:style-name="P6"><text:span text:style-name="T16">works if base classifiers are not too complex, and</text:span></text:p>
                  </text:list-item>
                  <text:list-item>
                    <text:p text:style-name="P6"><text:span text:style-name="T16">their error doesn’t become too large too quickly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11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_34_16" presentation:presentation-page-layout-name="AL2T1" presentation:use-footer-name="ftr1" presentation:use-date-time-name="dtd1">
        <draw:frame presentation:style-name="pr2" draw:text-style-name="P9" draw:layer="layout" svg:width="20.955cm" svg:height="2.718cm" svg:x="5cm" svg:y="-0.218cm" presentation:class="title" presentation:user-transformed="true">
          <draw:text-box>
            <text:p text:style-name="P4"><text:span text:style-name="T14">More on boosting II</text:span></text:p>
          </draw:text-box>
        </draw:frame>
        <draw:frame draw:style-name="gr13" draw:text-style-name="P12" draw:layer="layout" svg:width="21.378cm" svg:height="15.33cm" svg:x="2.122cm" svg:y="2.5cm">
          <draw:text-box>
            <text:list text:style-name="L4">
              <text:list-item>
                <text:p text:style-name="P10"><text:span text:style-name="T15">Continue boosting after training error = 0?</text:span></text:p>
              </text:list-item>
              <text:list-item>
                <text:p text:style-name="P10"><text:span text:style-name="T15">Puzzling fact:</text:span><text:span text:style-name="T15"><text:line-break/></text:span><text:span text:style-name="T15">generalization error continues to decrease!</text:span></text:p>
                <text:list>
                  <text:list-item>
                    <text:p text:style-name="P6"><text:span text:style-name="T16">Seems to contradict Occam’s Razor</text:span></text:p>
                  </text:list-item>
                </text:list>
              </text:list-item>
              <text:list-item>
                <text:p text:style-name="P10"><text:span text:style-name="T15">Explanation:</text:span><text:span text:style-name="T15"><text:line-break/></text:span><text:span text:style-name="T15">consider </text:span><text:span text:style-name="T19">margin</text:span><text:span text:style-name="T15"> (confidence), not error</text:span></text:p>
                <text:list>
                  <text:list-item>
                    <text:p text:style-name="P6"><text:span text:style-name="T16">Difference between estimated probability for true class and nearest other class (between –1 and 1)</text:span></text:p>
                  </text:list-item>
                </text:list>
              </text:list-item>
              <text:list-item>
                <text:p text:style-name="P10"><text:span text:style-name="T15">Boosting works with </text:span><text:span text:style-name="T19">weak</text:span><text:span text:style-name="T15"> learners</text:span><text:span text:style-name="T15"><text:line-break/></text:span><text:span text:style-name="T15">only condition: error doesn’t exceed 0.5</text:span></text:p>
              </text:list-item>
              <text:list-item>
                <text:p text:style-name="P10"><text:span text:style-name="T15">In practice, boosting sometimes overfits (in contrast to bagging) </text:span></text:p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12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Stacking" draw:style-name="dp3" draw:master-page-name="_34_16" presentation:presentation-page-layout-name="AL2T1" presentation:use-footer-name="ftr1" presentation:use-date-time-name="dtd1">
        <draw:frame presentation:style-name="pr2" draw:text-style-name="P9" draw:layer="layout" svg:width="20.955cm" svg:height="2.718cm" svg:x="5.045cm" svg:y="-0.218cm" presentation:class="title" presentation:user-transformed="true">
          <draw:text-box>
            <text:p text:style-name="P4"><text:span text:style-name="T14">Stacking</text:span></text:p>
          </draw:text-box>
        </draw:frame>
        <draw:frame draw:style-name="gr14" draw:text-style-name="P11" draw:layer="layout" svg:width="24.5cm" svg:height="12.979cm" svg:x="0.5cm" svg:y="3cm">
          <draw:text-box>
            <text:list text:style-name="L3">
              <text:list-item>
                <text:p text:style-name="P10"><text:span text:style-name="T32">To combine predictions of base learners, don’t vote, use </text:span><text:span text:style-name="T33">meta</text:span><text:span text:style-name="T32"> </text:span><text:span text:style-name="T33">learner</text:span><text:span text:style-name="T32"> </text:span></text:p>
                <text:list>
                  <text:list-item>
                    <text:p text:style-name="P6"><text:span text:style-name="T34">Base learners: </text:span><text:span text:style-name="T35">level-0 models</text:span></text:p>
                  </text:list-item>
                  <text:list-item>
                    <text:p text:style-name="P6"><text:span text:style-name="T34">Meta learner: </text:span><text:span text:style-name="T35">level-1 model</text:span></text:p>
                  </text:list-item>
                  <text:list-item>
                    <text:p text:style-name="P6"><text:span text:style-name="T34">Predictions of base learners are input to meta learner</text:span></text:p>
                  </text:list-item>
                </text:list>
              </text:list-item>
              <text:list-item>
                <text:p text:style-name="P10"><text:span text:style-name="T32">Base learners are usually different schemes</text:span></text:p>
              </text:list-item>
              <text:list-item>
                <text:p text:style-name="P10"><text:span text:style-name="T32">Can’t use predictions on training data to generate data for level-1 model!</text:span></text:p>
                <text:list>
                  <text:list-item>
                    <text:p text:style-name="P6"><text:span text:style-name="T34">Instead use cross-validation-like scheme </text:span></text:p>
                  </text:list-item>
                </text:list>
              </text:list-item>
              <text:list-item>
                <text:p text:style-name="P10"><text:span text:style-name="T32">Hard to analyze theoretically: “black magic”</text:span></text:p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13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ore on stacking" draw:style-name="dp3" draw:master-page-name="_34_16" presentation:presentation-page-layout-name="AL2T1" presentation:use-footer-name="ftr1" presentation:use-date-time-name="dtd1">
        <draw:frame presentation:style-name="pr2" draw:text-style-name="P9" draw:layer="layout" svg:width="20.955cm" svg:height="2.718cm" svg:x="5cm" svg:y="-0.218cm" presentation:class="title" presentation:user-transformed="true">
          <draw:text-box>
            <text:p text:style-name="P4"><text:span text:style-name="T14">More on stacking</text:span></text:p>
          </draw:text-box>
        </draw:frame>
        <draw:frame draw:style-name="gr4" draw:text-style-name="P11" draw:layer="layout" svg:width="20.955cm" svg:height="11.431cm" svg:x="2.539cm" svg:y="4.41cm">
          <draw:text-box>
            <text:list text:style-name="L3">
              <text:list-item>
                <text:p text:style-name="P10"><text:span text:style-name="T15">If base learners can output probabilities, use those as input to meta learner instead</text:span></text:p>
              </text:list-item>
              <text:list-item>
                <text:p text:style-name="P10"><text:span text:style-name="T15">Which algorithm to use for meta learner?</text:span></text:p>
                <text:list>
                  <text:list-item>
                    <text:p text:style-name="P6"><text:span text:style-name="T16">In principle, any learning scheme</text:span></text:p>
                  </text:list-item>
                  <text:list-item>
                    <text:p text:style-name="P6"><text:span text:style-name="T16">Prefer “relatively global, smooth” model</text:span></text:p>
                    <text:list>
                      <text:list-item>
                        <text:p text:style-name="P7"><text:span text:style-name="T36">Base learners do most of the work</text:span></text:p>
                      </text:list-item>
                      <text:list-item>
                        <text:p text:style-name="P7"><text:span text:style-name="T36">Reduces risk of overfitting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15">Stacking can be applied to numeric prediction too </text:span></text:p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14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8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8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8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8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dcff" style:text-outline="false" style:text-line-through-style="none" style:text-position="0% 100%" fo:font-family="Utopia" style:font-style-name="Regular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_34_16-background" style:display-name="416-background" style:family="presentation">
      <style:graphic-properties draw:stroke="none" draw:fill="solid" draw:fill-color="#000000" draw:fill-image-width="0cm" draw:fill-image-height="0cm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_34_16-backgroundobjects" style:display-name="416-backgroundobjects" style:family="presentation">
      <style:graphic-properties draw:shadow="hidden" draw:shadow-offset-x="0.3cm" draw:shadow-offset-y="0.3cm" draw:shadow-color="#808080">
        <text:list-style style:name="_34_16-backgroundobjects" style:display-name="416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_34_16-notes" style:display-name="416-notes" style:family="presentation">
      <style:graphic-properties draw:stroke="none" draw:fill="none">
        <text:list-style style:name="_34_16-notes" style:display-name="416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_34_16-outline1" style:display-name="416-outline1" style:family="presentation">
      <style:graphic-properties draw:stroke="none" draw:fill="none">
        <text:list-style style:name="_34_16-outline1" style:display-name="416-outline1">
          <text:list-level-style-bullet text:level="1" text:bullet-char="●">
            <style:list-level-properties text:min-label-width="0.72cm"/>
            <style:text-properties fo:font-family="StarSymbol" style:font-charset="x-symbol" fo:color="#008000" fo:font-size="40%"/>
          </text:list-level-style-bullet>
          <text:list-level-style-bullet text:level="2" text:bullet-char="">
            <style:list-level-properties text:space-before="1.587cm" text:min-label-width="0.77cm"/>
            <style:text-properties fo:font-family="Symbol" style:font-style-name="Medium" fo:color="#008000" fo:font-size="60%"/>
          </text:list-level-style-bullet>
          <text:list-level-style-bullet text:level="3" text:bullet-char="●">
            <style:list-level-properties text:space-before="3.175cm" text:min-label-width="0.635cm"/>
            <style:text-properties fo:font-family="StarSymbol" style:font-charset="x-symbol" fo:color="#008000" fo:font-size="45%"/>
          </text:list-level-style-bullet>
          <text:list-level-style-bullet text:level="4" text:bullet-char="●">
            <style:list-level-properties text:space-before="4.339cm" text:min-label-width="0.635cm"/>
            <style:text-properties fo:font-family="StarSymbol" style:font-charset="x-symbol" fo:color="#008000" fo:font-size="45%"/>
          </text:list-level-style-bullet>
          <text:list-level-style-bullet text:level="5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6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7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8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9" text:bullet-char="●">
            <style:list-level-properties text:space-before="5.503cm" text:min-label-width="0.847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dcff" style:text-outline="false" style:text-line-through-style="none" style:text-position="0% 100%" fo:font-family="Utopia" style:font-family-generic="swiss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_34_16-outline2" style:display-name="416-outline2" style:family="presentation" style:parent-style-name="_34_16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_34_16-outline3" style:display-name="416-outline3" style:family="presentation" style:parent-style-name="_34_16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_34_16-outline4" style:display-name="416-outline4" style:family="presentation" style:parent-style-name="_34_16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5" style:display-name="416-outline5" style:family="presentation" style:parent-style-name="_34_16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6" style:display-name="416-outline6" style:family="presentation" style:parent-style-name="_34_16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7" style:display-name="416-outline7" style:family="presentation" style:parent-style-name="_34_16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8" style:display-name="416-outline8" style:family="presentation" style:parent-style-name="_34_16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9" style:display-name="416-outline9" style:family="presentation" style:parent-style-name="_34_16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subtitle" style:display-name="416-subtitle" style:family="presentation">
      <style:graphic-properties draw:stroke="none" draw:fill="none" draw:textarea-vertical-align="middle">
        <text:list-style style:name="_34_16-subtitle" style:display-name="416-subtitle">
          <text:list-level-style-bullet text:level="1" text:bullet-char="">
            <style:list-level-properties/>
            <style:text-properties fo:font-family="Wingdings" style:font-pitch="variable" style:font-charset="x-symbol" fo:color="#008000" fo:font-size="100%"/>
          </text:list-level-style-bullet>
          <text:list-level-style-bullet text:level="2" text:bullet-char="">
            <style:list-level-properties text:space-before="1.587cm"/>
            <style:text-properties fo:font-family="Wingdings" style:font-pitch="variable" style:font-charset="x-symbol" fo:color="#008000" fo:font-size="100%"/>
          </text:list-level-style-bullet>
          <text:list-level-style-bullet text:level="3" text:bullet-char="">
            <style:list-level-properties text:space-before="3.175cm"/>
            <style:text-properties fo:font-family="Wingdings" style:font-pitch="variable" style:font-charset="x-symbol" fo:color="#008000" fo:font-size="100%"/>
          </text:list-level-style-bullet>
          <text:list-level-style-bullet text:level="4" text:bullet-char="•">
            <style:list-level-properties text:space-before="4.339cm"/>
            <style:text-properties fo:font-family="Tahoma" style:font-family-generic="swiss" style:font-pitch="variable" fo:color="#008000" fo:font-size="100%"/>
          </text:list-level-style-bullet>
          <text:list-level-style-bullet text:level="5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6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7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8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9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'Arial Black'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_34_16-title" style:display-name="416-title" style:family="presentation">
      <style:graphic-properties draw:stroke="none" draw:fill="none" draw:textarea-vertical-align="middle">
        <text:list-style style:name="_34_16-title" style:display-name="416-title">
          <text:list-level-style-bullet text:level="1" text:bullet-char="•">
            <style:list-level-properties/>
            <style:text-properties fo:font-family="'Arial Black'" style:font-pitch="variable" fo:color="#008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deb3d" style:text-outline="false" style:text-line-through-style="none" style:text-position="0% 100%" fo:font-family="Utopia" style:font-family-generic="swiss" style:font-pitch="variable" fo:font-size="40pt" fo:font-style="normal" fo:text-shadow="none" style:text-underline-style="none" fo:font-weight="normal" style:font-family-asian="Gothic" style:font-pitch-asian="variable" style:font-size-asian="40pt" style:font-style-asian="normal" style:font-weight-asian="normal" style:font-family-complex="Lucidasans" style:font-pitch-complex="variable" style:font-size-complex="4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">
            <style:list-level-properties text:min-label-width="1.27cm"/>
            <style:text-properties fo:font-family="Wingdings" style:font-pitch="variable" style:font-charset="x-symbol" fo:color="#008000" fo:font-size="100%"/>
          </text:list-level-style-bullet>
          <text:list-level-style-bullet text:level="2" text:bullet-char="">
            <style:list-level-properties text:space-before="1.587cm" text:min-label-width="1.27cm"/>
            <style:text-properties fo:font-family="Wingdings" style:font-pitch="variable" style:font-charset="x-symbol" fo:color="#008000" fo:font-size="100%"/>
          </text:list-level-style-bullet>
          <text:list-level-style-bullet text:level="3" text:bullet-char="">
            <style:list-level-properties text:space-before="3.175cm" text:min-label-width="0.635cm"/>
            <style:text-properties fo:font-family="Wingdings" style:font-pitch="variable" style:font-charset="x-symbol" fo:color="#008000" fo:font-size="100%"/>
          </text:list-level-style-bullet>
          <text:list-level-style-bullet text:level="4" text:bullet-char="•">
            <style:list-level-properties text:space-before="4.339cm" text:min-label-width="0.635cm"/>
            <style:text-properties fo:font-family="Tahoma" style:font-family-generic="swiss" style:font-pitch="variable" fo:color="#008000" fo:font-size="100%"/>
          </text:list-level-style-bullet>
          <text:list-level-style-bullet text:level="5" text:bullet-char="">
            <style:list-level-properties text:space-before="5.503cm" text:min-label-width="0.847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6" text:bullet-char="">
            <style:list-level-properties text:space-before="5.503cm" text:min-label-width="0.847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7" text:bullet-char="">
            <style:list-level-properties text:space-before="5.503cm" text:min-label-width="0.847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8" text:bullet-char="">
            <style:list-level-properties text:space-before="5.503cm" text:min-label-width="0.847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8000" style:text-outline="false" style:text-line-through-style="none" style:text-position="0% 100%" fo:font-family="Tahoma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  <style:text-properties fo:color="#008000" style:text-line-through-style="none" style:text-position="0% 100%" fo:font-family="Tahoma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8000" style:text-line-through-style="none" style:text-position="0% 100%" fo:font-family="Tahoma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">
            <style:list-level-properties/>
            <style:text-properties fo:font-family="Wingdings" style:font-pitch="variable" style:font-charset="x-symbol" fo:color="#008000" fo:font-size="100%"/>
          </text:list-level-style-bullet>
          <text:list-level-style-bullet text:level="2" text:bullet-char="">
            <style:list-level-properties text:space-before="1.587cm"/>
            <style:text-properties fo:font-family="Wingdings" style:font-pitch="variable" style:font-charset="x-symbol" fo:color="#008000" fo:font-size="100%"/>
          </text:list-level-style-bullet>
          <text:list-level-style-bullet text:level="3" text:bullet-char="">
            <style:list-level-properties text:space-before="3.175cm"/>
            <style:text-properties fo:font-family="Wingdings" style:font-pitch="variable" style:font-charset="x-symbol" fo:color="#008000" fo:font-size="100%"/>
          </text:list-level-style-bullet>
          <text:list-level-style-bullet text:level="4" text:bullet-char="•">
            <style:list-level-properties text:space-before="4.339cm"/>
            <style:text-properties fo:font-family="Tahoma" style:font-family-generic="swiss" style:font-pitch="variable" fo:color="#008000" fo:font-size="100%"/>
          </text:list-level-style-bullet>
          <text:list-level-style-bullet text:level="5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6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7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8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9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'Arial Black'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Arial Black'" style:font-pitch="variable" fo:color="#008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'Arial Black'" style:font-pitch="variable" fo:font-size="40pt" fo:font-style="normal" fo:text-shadow="none" style:text-underline-style="none" fo:font-weight="normal" style:font-family-asian="Gothic" style:font-pitch-asian="variable" style:font-size-asian="40pt" style:font-style-asian="normal" style:font-weight-asian="normal" style:font-family-complex="Lucidasans" style:font-pitch-complex="variable" style:font-size-complex="4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29cm" fo:page-height="26.6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9cm" fo:page-height="26.64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2cm"/>
    </style:style>
    <style:style style:name="Mgr3" style:family="graphic" style:parent-style-name="standard">
      <style:graphic-properties draw:stroke="none" draw:fill="solid" draw:fill-color="#ffff9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_34_16-title">
      <style:graphic-properties draw:fill-color="#ffffff" draw:auto-grow-height="true" draw:auto-grow-width="true" fo:min-height="3.181cm" fo:min-width="21.266cm"/>
    </style:style>
    <style:style style:name="Mpr2" style:family="presentation" style:parent-style-name="_34_16-outline1">
      <style:graphic-properties draw:fill-color="#ffffff" draw:auto-grow-height="false" fo:min-height="12.573cm"/>
    </style:style>
    <style:style style:name="Mpr3" style:family="presentation" style:parent-style-name="_34_16-backgroundobjects">
      <style:graphic-properties svg:stroke-color="#ffff99" draw:textarea-horizontal-align="center" draw:textarea-vertical-align="middle"/>
    </style:style>
    <style:style style:name="Mpr4" style:family="presentation" style:parent-style-name="_34_16-backgroundobjects">
      <style:graphic-properties draw:stroke="none" draw:fill="none" draw:fill-color="#ffffff" draw:auto-grow-height="false" fo:min-height="1.314cm"/>
    </style:style>
    <style:style style:name="Mpr5" style:family="presentation" style:parent-style-name="_34_16-backgroundobjects">
      <style:graphic-properties draw:stroke="none" draw:fill="none" draw:fill-color="#ffffff" draw:auto-grow-height="false" fo:min-height="1.332cm"/>
    </style:style>
    <style:style style:name="Mpr6" style:family="presentation" style:parent-style-name="_34_16-backgroundobjects">
      <style:graphic-properties draw:stroke="none" draw:fill="none" draw:fill-color="#ffffff" draw:textarea-vertical-align="bottom" draw:auto-grow-height="false" fo:min-height="1.332cm"/>
    </style:style>
    <style:style style:name="Mpr7" style:family="presentation" style:parent-style-name="Title1-backgroundobjects" style:list-style-name="ML5">
      <style:graphic-properties draw:stroke="none" draw:fill="none" draw:fill-color="#00cc99" draw:textarea-horizontal-align="left" draw:textarea-vertical-align="top" draw:auto-grow-height="false" draw:auto-grow-width="false" fo:min-height="1.334cm" fo:min-width="0cm" fo:padding-top="0.131cm" fo:padding-bottom="0.131cm" fo:padding-left="0.263cm" fo:padding-right="0.263cm" fo:wrap-option="wrap" draw:shadow="hidden"/>
    </style:style>
    <style:style style:name="Mpr8" style:family="presentation" style:parent-style-name="Title1-backgroundobjects" style:list-style-name="ML5">
      <style:graphic-properties draw:stroke="none" draw:fill="none" draw:fill-color="#00cc99" draw:textarea-horizontal-align="right" draw:textarea-vertical-align="top" draw:auto-grow-height="false" draw:auto-grow-width="false" fo:min-height="1.334cm" fo:min-width="0cm" fo:padding-top="0.131cm" fo:padding-bottom="0.131cm" fo:padding-left="0.263cm" fo:padding-right="0.263cm" fo:wrap-option="wrap" draw:shadow="hidden"/>
    </style:style>
    <style:style style:name="Mpr9" style:family="presentation" style:parent-style-name="Title1-backgroundobjects" style:list-style-name="ML5">
      <style:graphic-properties draw:stroke="none" draw:fill="none" draw:fill-color="#00cc99" draw:textarea-horizontal-align="left" draw:textarea-vertical-align="bottom" draw:auto-grow-height="false" draw:auto-grow-width="false" fo:min-height="1.334cm" fo:min-width="0cm" fo:padding-top="0.131cm" fo:padding-bottom="0.131cm" fo:padding-left="0.263cm" fo:padding-right="0.263cm" fo:wrap-option="wrap" draw:shadow="hidden"/>
    </style:style>
    <style:style style:name="Mpr10" style:family="presentation" style:parent-style-name="Title1-backgroundobjects" style:list-style-name="ML5">
      <style:graphic-properties draw:stroke="none" draw:fill="none" draw:fill-color="#00cc99" draw:textarea-horizontal-align="right" draw:textarea-vertical-align="bottom" draw:auto-grow-height="false" draw:auto-grow-width="false" fo:min-height="1.334cm" fo:min-width="0cm" fo:padding-top="0.131cm" fo:padding-bottom="0.131cm" fo:padding-left="0.263cm" fo:padding-right="0.263cm" fo:wrap-option="wrap" draw:shadow="hidden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text:enable-numbering="true" fo:margin-left="0cm" fo:margin-right="0cm" fo:margin-top="0.105cm" fo:margin-bottom="0cm" fo:line-height="100%" fo:text-indent="0cm" style:writing-mode="lr-tb"/>
      <style:text-properties fo:font-size="14pt" style:font-size-asian="14pt" style:font-size-complex="14pt"/>
    </style:style>
    <style:style style:name="MP9" style:family="paragraph">
      <style:paragraph-properties text:enable-numbering="true" fo:margin-left="0cm" fo:margin-right="0cm" fo:margin-top="0.105cm" fo:margin-bottom="0cm" fo:line-height="100%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99" fo:font-size="14pt" style:font-size-asian="24pt" style:font-size-complex="24pt"/>
    </style:style>
    <style:style style:name="MT3" style:family="text">
      <style:text-properties fo:color="#ffff99" fo:font-family="Utopia" style:font-style-name="Regular" style:font-family-generic="roman" style:font-pitch="variable" fo:font-size="14pt" style:font-size-asian="24pt" style:font-size-complex="2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color="#000000" fo:font-family="Tahoma" style:font-pitch="variable" fo:font-size="12pt" fo:language="en" fo:country="US" style:font-size-asian="12pt" style:font-size-complex="12pt"/>
    </style:style>
    <style:style style:name="MT6" style:family="text">
      <style:text-properties fo:color="#000000" fo:font-family="Tahoma" style:font-pitch="variable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8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8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8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pitch="variable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72cm"/>
        <style:text-properties fo:font-family="StarSymbol" style:font-charset="x-symbol" fo:color="#008000" fo:font-size="40%"/>
      </text:list-level-style-bullet>
      <text:list-level-style-bullet text:level="2" text:bullet-char="">
        <style:list-level-properties text:space-before="1.587cm" text:min-label-width="0.77cm"/>
        <style:text-properties fo:font-family="Symbol" style:font-style-name="Medium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5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393cm" svg:height="4.795cm" svg:x="2.382cm" svg:y="3.729cm"/>
      <draw:page-thumbnail draw:layer="backgroundobjects" svg:width="6.393cm" svg:height="4.795cm" svg:x="11.512cm" svg:y="3.729cm"/>
      <draw:page-thumbnail draw:layer="backgroundobjects" svg:width="6.393cm" svg:height="4.795cm" svg:x="2.382cm" svg:y="10.922cm"/>
      <draw:page-thumbnail draw:layer="backgroundobjects" svg:width="6.393cm" svg:height="4.795cm" svg:x="11.512cm" svg:y="10.922cm"/>
      <draw:page-thumbnail draw:layer="backgroundobjects" svg:width="6.393cm" svg:height="4.795cm" svg:x="2.382cm" svg:y="18.115cm"/>
      <draw:page-thumbnail draw:layer="backgroundobjects" svg:width="6.393cm" svg:height="4.795cm" svg:x="11.512cm" svg:y="18.115cm"/>
      <draw:frame draw:style-name="Mgr1" draw:text-style-name="MP2" draw:layer="backgroundobjects" svg:width="8.804cm" svg:height="1.331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04cm" svg:height="1.331cm" svg:x="11.48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04cm" svg:height="1.331cm" svg:x="0cm" svg:y="25.308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04cm" svg:height="1.331cm" svg:x="11.485cm" svg:y="25.308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4_16" style:display-name="416" style:page-layout-name="PM1" draw:style-name="Mdp1">
      <draw:frame presentation:style-name="Mpr1" draw:text-style-name="MP1" draw:layer="backgroundobjects" svg:width="21.266cm" svg:height="3.181cm" svg:x="4.449cm" svg:y="-0.5cm" presentation:class="title">
        <draw:text-box>
          <text:p text:style-name="MP1">Click to edit the title text format</text:p>
        </draw:text-box>
      </draw:frame>
      <draw:frame presentation:style-name="Mpr2" draw:text-style-name="MP5" draw:layer="backgroundobjects" svg:width="22.859cm" svg:height="15.5cm" svg:x="1.141cm" svg:y="3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cm" svg:height="2.201cm" svg:x="0cm" svg:y="0cm">
        <draw:image xlink:href="Pictures/10000200000000C600000068AF4DBF95.gif" xlink:type="simple" xlink:show="embed" xlink:actuate="onLoad">
          <text:p/>
        </draw:image>
      </draw:frame>
      <draw:line presentation:style-name="Mpr3" draw:text-style-name="MP6" draw:layer="backgroundobjects" svg:x1="0cm" svg:y1="2.2cm" svg:x2="25.5cm" svg:y2="2.2cm">
        <text:p/>
      </draw:line>
      <draw:line presentation:style-name="Mpr3" draw:text-style-name="MP6" draw:layer="backgroundobjects" svg:x1="0cm" svg:y1="18.297cm" svg:x2="25.5cm" svg:y2="18.297cm">
        <text:p/>
      </draw:line>
      <draw:line presentation:style-name="Mpr3" draw:text-style-name="MP6" draw:layer="backgroundobjects" svg:x1="0cm" svg:y1="0cm" svg:x2="25.4cm" svg:y2="0cm">
        <text:p/>
      </draw:line>
      <draw:frame presentation:style-name="Mpr4" draw:text-style-name="MP4" draw:layer="backgroundobjects" svg:width="3.128cm" svg:height="0.667cm" svg:x="22.11cm" svg:y="18.383cm" presentation:class="page-number">
        <draw:text-box>
          <text:p text:style-name="MP4"><text:span text:style-name="MT2"><text:page-number>&lt;number&gt;</text:page-number></text:span></text:p>
        </draw:text-box>
      </draw:frame>
      <draw:frame presentation:style-name="Mpr4" draw:text-style-name="MP7" draw:layer="backgroundobjects" svg:width="17.5cm" svg:height="0.667cm" svg:x="4cm" svg:y="18.383cm" presentation:class="footer">
        <draw:text-box>
          <text:p text:style-name="MP7"><text:span text:style-name="MT3"><presentation:footer/></text:span></text:p>
        </draw:text-box>
      </draw:frame>
      <draw:frame presentation:style-name="Mpr4" draw:text-style-name="MP2" draw:layer="backgroundobjects" svg:width="3cm" svg:height="0.641cm" svg:x="0.5cm" svg:y="18.409cm" presentation:class="date-time">
        <draw:text-box>
          <text:p text:style-name="MP2"><text:span text:style-name="MT3"><presentation:date-time/></text:span></text:p>
        </draw:text-box>
      </draw:frame>
      <draw:line presentation:style-name="Mpr3" draw:text-style-name="MP6" draw:layer="backgroundobjects" svg:x1="0cm" svg:y1="19.05cm" svg:x2="25.5cm" svg:y2="19.05cm">
        <text:p/>
      </draw:line>
      <presentation:notes style:page-layout-name="PM2">
        <draw:page-thumbnail presentation:style-name="_34_16-title" draw:layer="backgroundobjects" svg:width="13.319cm" svg:height="9.989cm" svg:x="3.485cm" svg:y="2.024cm" presentation:class="page"/>
        <draw:frame presentation:style-name="_34_16-notes" draw:layer="backgroundobjects" svg:width="16.231cm" svg:height="11.987cm" svg:x="2.029cm" svg:y="12.654cm" presentation:class="notes" presentation:placeholder="true">
          <draw:text-box/>
        </draw:frame>
        <draw:frame presentation:style-name="Mpr5" draw:text-style-name="MP2" draw:layer="backgroundobjects" svg:width="8.804cm" svg:height="1.331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8.804cm" svg:height="1.331cm" svg:x="11.485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8.804cm" svg:height="1.331cm" svg:x="0cm" svg:y="25.308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8.804cm" svg:height="1.331cm" svg:x="11.485cm" svg:y="25.308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2.859cm" svg:height="3.18cm" svg:x="1.27cm" svg:y="0.76cm" presentation:class="title" presentation:placeholder="true" presentation:user-transformed="true">
        <draw:text-box/>
      </draw:frame>
      <draw:frame presentation:style-name="Title1-outline1" draw:layer="backgroundobjects" svg:width="22.859cm" svg:height="12.572cm" svg:x="1.27cm" svg:y="4.457cm" presentation:class="outline" presentation:placeholder="true" presentation:user-transformed="true">
        <draw:text-box/>
      </draw:frame>
      <presentation:notes style:page-layout-name="PM2">
        <draw:rect draw:style-name="Mgr4" draw:text-style-name="MP6" draw:layer="backgroundobjects" svg:width="20.29cm" svg:height="26.64cm" svg:x="0cm" svg:y="0cm">
          <text:p/>
        </draw:rect>
        <draw:frame presentation:style-name="Mpr7" draw:text-style-name="MP8" draw:layer="backgroundobjects" svg:width="8.784cm" svg:height="1.333cm" svg:x="0cm" svg:y="0cm" presentation:class="header" presentation:user-transformed="true">
          <draw:text-box>
            <text:list text:style-name="ML5">
              <text:list-item>
                <text:p text:style-name="MP8"><text:span text:style-name="MT5"><presentation:header/></text:span></text:p>
              </text:list-item>
            </text:list>
          </draw:text-box>
        </draw:frame>
        <draw:page-thumbnail presentation:style-name="Title1-title" draw:layer="backgroundobjects" svg:width="13.317cm" svg:height="9.989cm" svg:x="3.483cm" svg:y="1.998cm" presentation:class="page"/>
        <draw:frame presentation:style-name="Title1-notes" draw:layer="backgroundobjects" svg:width="14.879cm" svg:height="11.987cm" svg:x="2.702cm" svg:y="12.651cm" presentation:class="notes" presentation:placeholder="true" presentation:user-transformed="true">
          <draw:text-box/>
        </draw:frame>
        <draw:frame presentation:style-name="Mpr8" draw:text-style-name="MP9" draw:layer="backgroundobjects" svg:width="8.784cm" svg:height="1.333cm" svg:x="11.501cm" svg:y="0cm" presentation:class="date-time" presentation:user-transformed="true">
          <draw:text-box>
            <text:list text:style-name="ML5">
              <text:list-item>
                <text:p text:style-name="MP9"><text:span text:style-name="MT6"><presentation:date-time/></text:span></text:p>
              </text:list-item>
            </text:list>
          </draw:text-box>
        </draw:frame>
        <draw:frame presentation:style-name="Mpr9" draw:text-style-name="MP8" draw:layer="backgroundobjects" svg:width="8.784cm" svg:height="1.333cm" svg:x="0cm" svg:y="25.302cm" presentation:class="footer" presentation:user-transformed="true">
          <draw:text-box>
            <text:list text:style-name="ML5">
              <text:list-item>
                <text:p text:style-name="MP8"><text:span text:style-name="MT5"><presentation:footer/></text:span></text:p>
              </text:list-item>
            </text:list>
          </draw:text-box>
        </draw:frame>
        <draw:frame presentation:style-name="Mpr10" draw:text-style-name="MP9" draw:layer="backgroundobjects" svg:width="8.784cm" svg:height="1.333cm" svg:x="11.501cm" svg:y="25.302cm" presentation:class="page-number" presentation:user-transformed="true">
          <draw:text-box>
            <text:list text:style-name="ML5">
              <text:list-item>
                <text:p text:style-name="MP9"><text:span text:style-name="MT5"><text:page-number>&lt;number&gt;</text:page-number></text:span></text:p>
              </text:list-item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1$Win32 OpenOffice.org_project/411m6$Build-9775</meta:generator>
    <dc:title>Chapter 7</dc:title>
    <meta:initial-creator>Eibe Frank</meta:initial-creator>
    <meta:creation-date>2006-03-03T17:32:48</meta:creation-date>
    <dc:creator>Khaled Rasheed</dc:creator>
    <dc:date>2015-11-11T16:32:07.54</dc:date>
    <dc:language>en-US</dc:language>
    <meta:editing-cycles>23</meta:editing-cycles>
    <meta:editing-duration>PT10H21M21S</meta:editing-duration>
    <meta:printed-by>Khaled Rasheed</meta:printed-by>
    <meta:print-date>2015-11-11T14:25:43.67</meta:print-date>
    <meta:document-statistic meta:object-count="96"/>
    <meta:user-defined meta:name="Info 1"/>
    <meta:user-defined meta:name="Info 2"/>
    <meta:user-defined meta:name="Info 3"/>
    <meta:user-defined meta:name="Info 4"/>
    <meta:template xlink:type="simple" xlink:actuate="onRequest" xlink:title="416" xlink:href="../416.otp" meta:date="2006-03-03T17:32:44"/>
  </office:meta>
</office:document-meta>
</file>